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10.012cm" fo:padding-top="0cm" fo:padding-bottom="0cm" fo:padding-left="1.75cm" fo:padding-right="0cm"/>
      <style:paragraph-properties style:writing-mode="lr-tb"/>
    </style:style>
    <style:style style:name="gr2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96cm" fo:padding-top="0.1cm" fo:padding-bottom="0.1cm" fo:padding-left="0.1cm" fo:padding-right="0.1cm"/>
      <style:paragraph-properties style:writing-mode="lr-tb"/>
    </style:style>
    <style:style style:name="gr3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58cm" fo:min-width="0.208cm" fo:padding-top="0.009cm" fo:padding-bottom="0.009cm" fo:padding-left="0.009cm" fo:padding-right="0.009cm" fo:wrap-option="wrap"/>
      <style:paragraph-properties style:writing-mode="lr-tb"/>
    </style:style>
    <style:style style:name="gr6" style:family="graphic" style:parent-style-name="objectwithoutfill">
      <style:graphic-properties svg:stroke-width="0.053cm" svg:stroke-color="#000000" draw:marker-start-width="0.279cm" draw:marker-end-width="0.279cm" svg:stroke-linecap="square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15cm" fo:min-width="0.5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106cm" svg:stroke-color="#000000" draw:marker-start-width="0.358cm" draw:marker-end-width="0.358cm" svg:stroke-linecap="square" draw:fill="none" draw:textarea-vertical-align="middle" fo:padding-top="0.177cm" fo:padding-bottom="0.177cm" fo:padding-left="0.302cm" fo:padding-right="0.302cm"/>
    </style:style>
    <style:style style:name="gr9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10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052cm" fo:min-width="4.851cm" fo:padding-top="0cm" fo:padding-bottom="0cm" fo:padding-left="0cm" fo:padding-right="0.25cm"/>
      <style:paragraph-properties style:writing-mode="lr-tb"/>
    </style:style>
    <style:style style:name="gr11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none" draw:textarea-horizontal-align="justify" draw:textarea-vertical-align="middle" draw:auto-grow-height="false" fo:min-height="1.754cm" fo:min-width="1.05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9cm" fo:min-width="0.69cm" fo:padding-top="0.009cm" fo:padding-bottom="0.009cm" fo:padding-left="0.009cm" fo:padding-right="0.009cm" fo:wrap-option="wrap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5cm" fo:min-width="0.55cm" fo:padding-top="0.009cm" fo:padding-bottom="0.009cm" fo:padding-left="0.009cm" fo:padding-right="0.009cm" fo:wrap-option="wrap"/>
      <style:paragraph-properties style:writing-mode="lr-tb"/>
    </style:style>
    <style:style style:name="gr15" style:family="graphic" style:parent-style-name="objectwithoutfill">
      <style:graphic-properties svg:stroke-width="0.035cm" svg:stroke-color="#000000" draw:marker-start-width="0.252cm" draw:marker-end="Groty_20_strzałek_20_2" draw:marker-end-width="0.352cm" svg:stroke-linecap="square" draw:fill="none" draw:textarea-vertical-align="middle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62cm" fo:padding-top="0.1cm" fo:padding-bottom="0.1cm" fo:padding-left="0.1cm" fo:padding-right="0.1cm"/>
      <style:paragraph-properties style:writing-mode="lr-tb"/>
    </style:style>
    <style:style style:name="gr17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823cm" fo:padding-top="0.1cm" fo:padding-bottom="0.1cm" fo:padding-left="0.1cm" fo:padding-right="0.1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098cm" fo:min-width="0.448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draw:stroke="none" svg:stroke-width="0.035cm" svg:stroke-color="#000000" draw:marker-start-width="0.252cm" draw:marker-end-width="0.252cm" draw:fill="none" draw:fill-color="#ffffff" draw:textarea-horizontal-align="justify" draw:textarea-vertical-align="middle" draw:auto-grow-height="true" draw:auto-grow-width="true" fo:min-height="0.712cm" fo:min-width="0.683cm" fo:padding-top="0.1cm" fo:padding-bottom="0.1cm" fo:padding-left="0.1cm" fo:padding-right="0.1cm"/>
      <style:paragraph-properties style:writing-mode="lr-tb"/>
    </style:style>
    <style:style style:name="gr20" style:family="graphic" style:parent-style-name="objectwithoutfill">
      <style:graphic-properties svg:stroke-width="0.035cm" svg:stroke-color="#000000" draw:marker-start="Arrow" draw:marker-start-width="0.252cm" draw:marker-end="" draw:marker-end-width="0.252cm" svg:stroke-linecap="square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start" style:writing-mode="lr-tb"/>
      <style:text-properties style:font-name="Latin Modern Roman"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atin Modern Roman" fo:font-size="12pt" fo:font-style="italic" style:font-size-asian="12pt" style:font-size-complex="12pt"/>
    </style:style>
    <style:style style:name="P6" style:family="paragraph">
      <loext:graphic-properties draw:fill="none"/>
      <style:paragraph-properties fo:text-align="center"/>
      <style:text-properties style:font-name="Latin Modern Roman"/>
    </style:style>
    <style:style style:name="P7" style:family="paragraph">
      <loext:graphic-properties draw:fill="none"/>
      <style:paragraph-properties fo:text-align="center" style:writing-mode="lr-tb"/>
      <style:text-properties style:font-name="Latin Modern Roman"/>
    </style:style>
    <style:style style:name="P8" style:family="paragraph">
      <style:paragraph-properties fo:text-align="end" style:writing-mode="lr-tb"/>
      <style:text-properties style:font-name="Latin Modern Roman" fo:font-size="12pt" style:font-size-asian="12pt" style:font-size-complex="12pt"/>
    </style:style>
    <style:style style:name="P9" style:family="paragraph">
      <loext:graphic-properties draw:fill="none"/>
      <style:paragraph-properties fo:text-align="end" style:writing-mode="lr-tb"/>
      <style:text-properties style:font-name="Latin Modern Roman" fo:font-size="12pt" style:font-size-asian="12pt" style:font-size-complex="12pt"/>
    </style:style>
    <style:style style:name="P10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11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12" style:family="paragraph">
      <loext:graphic-properties draw:fill-color="#000000"/>
      <style:paragraph-properties fo:text-align="center"/>
      <style:text-properties style:font-name="Latin Modern Roman"/>
    </style:style>
    <style:style style:name="P13" style:family="paragraph">
      <loext:graphic-properties draw:fill="none"/>
      <style:paragraph-properties fo:text-align="center" style:writing-mode="lr-tb"/>
      <style:text-properties style:font-name="Latin Modern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atin Modern Roman" fo:font-size="12pt" style:font-size-asian="12pt" style:font-size-complex="12pt"/>
    </style:style>
    <style:style style:name="T2" style:family="text">
      <style:text-properties style:font-name="Latin Modern Roman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in Modern Roman" fo:font-size="12pt" fo:font-style="italic" style:font-size-asian="12pt" style:font-size-complex="12pt"/>
    </style:style>
    <style:style style:name="T4" style:family="text">
      <style:text-properties style:text-position="-8% 58%" style:font-name="Latin Modern Roman" fo:font-size="12pt" fo:font-style="italic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0.8cm" svg:height="5.001cm" svg:x="5.1cm" svg:y="0.099cm">
          <text:p text:style-name="P1"><text:span text:style-name="T1">ST</text:span><text:span text:style-name="T1">M3</text:span><text:span text:style-name="T1">2F</text:span><text:span text:style-name="T1">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0.896cm" svg:height="0.912cm" svg:x="1.083cm" svg:y="3.1cm">
          <draw:text-box>
            <text:p text:style-name="P3"><text:span text:style-name="T2">y</text:span><text:span text:style-name="T1">(</text:span><text:span text:style-name="T2">t</text:span><text:span text:style-name="T1">)</text:span></text:p>
          </draw:text-box>
        </draw:frame>
        <draw:frame draw:style-name="gr3" draw:text-style-name="P5" draw:layer="layout" svg:width="1.023cm" svg:height="0.912cm" svg:x="1.601cm" svg:y="1cm">
          <draw:text-box>
            <text:p text:style-name="P3"><text:span text:style-name="T3">R</text:span><text:span text:style-name="T4">we</text:span></text:p>
          </draw:text-box>
        </draw:frame>
        <draw:line draw:style-name="gr4" draw:text-style-name="P6" draw:layer="layout" svg:x1="10.6cm" svg:y1="2.1cm" svg:x2="2.6cm" svg:y2="2.1cm">
          <text:p/>
        </draw:line>
        <draw:custom-shape draw:style-name="gr5" draw:text-style-name="P7" draw:layer="layout" svg:width="1cm" svg:height="1cm" svg:x="0.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0.6cm" svg:y1="4.9cm" svg:x2="0.6cm" svg:y2="4.1cm">
          <text:p/>
        </draw:line>
        <draw:g>
          <draw:line draw:style-name="gr6" draw:text-style-name="P6" draw:layer="layout" svg:x1="0.9cm" svg:y1="4.9cm" svg:x2="0.3cm" svg:y2="4.9cm">
            <text:p/>
          </draw:line>
          <draw:line draw:style-name="gr6" draw:text-style-name="P6" draw:layer="layout" svg:x1="0.8cm" svg:y1="5cm" svg:x2="0.4cm" svg:y2="5cm">
            <text:p/>
          </draw:line>
          <draw:line draw:style-name="gr6" draw:text-style-name="P6" draw:layer="layout" svg:x1="0.7cm" svg:y1="5.1cm" svg:x2="0.5cm" svg:y2="5.1cm">
            <text:p/>
          </draw:line>
        </draw:g>
        <draw:line draw:style-name="gr4" draw:text-style-name="P6" draw:layer="layout" svg:x1="0.6cm" svg:y1="3.1cm" svg:x2="0.6cm" svg:y2="2.1cm">
          <text:p/>
        </draw:line>
        <draw:custom-shape draw:style-name="gr7" draw:text-style-name="P6" draw:layer="layout" svg:width="1cm" svg:height="0.4cm" svg:x="1.6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.6cm" svg:y1="2.1cm" svg:x2="0.6cm" svg:y2="2.1cm">
          <text:p/>
        </draw:line>
        <draw:line draw:style-name="gr4" draw:text-style-name="P6" draw:layer="layout" svg:x1="3.1cm" svg:y1="3.5cm" svg:x2="3.1cm" svg:y2="2.1cm">
          <text:p/>
        </draw:line>
        <draw:g>
          <draw:line draw:style-name="gr8" draw:text-style-name="P6" draw:layer="layout" svg:x1="3.4cm" svg:y1="3.5cm" svg:x2="2.8cm" svg:y2="3.5cm">
            <text:p/>
          </draw:line>
          <draw:line draw:style-name="gr8" draw:text-style-name="P6" draw:layer="layout" svg:x1="3.4cm" svg:y1="3.7cm" svg:x2="2.8cm" svg:y2="3.7cm">
            <text:p/>
          </draw:line>
        </draw:g>
        <draw:line draw:style-name="gr4" draw:text-style-name="P6" draw:layer="layout" svg:x1="3.1cm" svg:y1="4.9cm" svg:x2="3.1cm" svg:y2="3.7cm">
          <text:p/>
        </draw:line>
        <draw:g>
          <draw:line draw:style-name="gr6" draw:text-style-name="P6" draw:layer="layout" svg:x1="3.4cm" svg:y1="4.9cm" svg:x2="2.8cm" svg:y2="4.9cm">
            <text:p/>
          </draw:line>
          <draw:line draw:style-name="gr6" draw:text-style-name="P6" draw:layer="layout" svg:x1="3.3cm" svg:y1="5cm" svg:x2="2.9cm" svg:y2="5cm">
            <text:p/>
          </draw:line>
          <draw:line draw:style-name="gr6" draw:text-style-name="P6" draw:layer="layout" svg:x1="3.2cm" svg:y1="5.1cm" svg:x2="3cm" svg:y2="5.1cm">
            <text:p/>
          </draw:line>
        </draw:g>
        <draw:frame draw:style-name="gr9" draw:text-style-name="P5" draw:layer="layout" svg:width="0.862cm" svg:height="0.912cm" svg:x="3.5cm" svg:y="3.1cm">
          <draw:text-box>
            <text:p text:style-name="P3"><text:span text:style-name="T3">C</text:span><text:span text:style-name="T4">we</text:span></text:p>
          </draw:text-box>
        </draw:frame>
        <draw:custom-shape draw:style-name="gr10" draw:text-style-name="P9" draw:layer="layout" svg:width="5.599cm" svg:height="4.6cm" svg:x="10.101cm" svg:y="0.3cm">
          <text:p text:style-name="P8"><text:span text:style-name="T1">U</text:span><text:span text:style-name="T1">k</text:span><text:span text:style-name="T1">ł</text:span><text:span text:style-name="T1">a</text:span><text:span text:style-name="T1">d</text:span><text:span text:style-name="T1"> </text:span><text:span text:style-name="T1">P</text:span><text:span text:style-name="T1">/</text:span><text:span text:style-name="T1">P</text:span><text:span text:style-name="T1">,</text:span><text:span text:style-name="T1"> </text:span><text:span text:style-name="T1">A</text:span><text:span text:style-name="T1">/</text:span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1" draw:layer="layout" svg:width="1.5cm" svg:height="2cm" svg:x="14cm" svg:y="1.6cm">
          <text:p text:style-name="P10"><text:span text:style-name="T1">A</text:span><text:span text:style-name="T1">/</text:span><text:span text:style-name="T1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6" draw:text-style-name="P6" draw:layer="layout" svg:x1="5.8cm" svg:y1="1.345cm" svg:x2="6.4cm" svg:y2="1.345cm">
            <text:p/>
          </draw:line>
          <draw:line draw:style-name="gr6" draw:text-style-name="P6" draw:layer="layout" svg:x1="5.8cm" svg:y1="1.345cm" svg:x2="6.1cm" svg:y2="0.845cm">
            <text:p/>
          </draw:line>
          <draw:line draw:style-name="gr6" draw:text-style-name="P6" draw:layer="layout" svg:x1="6.4cm" svg:y1="1.345cm" svg:x2="6.1cm" svg:y2="0.845cm">
            <text:p/>
          </draw:line>
          <draw:line draw:style-name="gr6" draw:text-style-name="P6" draw:layer="layout" svg:x1="5.8cm" svg:y1="0.845cm" svg:x2="6.4cm" svg:y2="0.845cm">
            <text:p/>
          </draw:line>
        </draw:g>
        <draw:g>
          <draw:line draw:style-name="gr6" draw:text-style-name="P6" draw:layer="layout" svg:x1="5.8cm" svg:y1="3.355cm" svg:x2="6.4cm" svg:y2="3.355cm">
            <text:p/>
          </draw:line>
          <draw:line draw:style-name="gr6" draw:text-style-name="P6" draw:layer="layout" svg:x1="5.8cm" svg:y1="3.355cm" svg:x2="6.1cm" svg:y2="2.855cm">
            <text:p/>
          </draw:line>
          <draw:line draw:style-name="gr6" draw:text-style-name="P6" draw:layer="layout" svg:x1="6.4cm" svg:y1="3.355cm" svg:x2="6.1cm" svg:y2="2.855cm">
            <text:p/>
          </draw:line>
          <draw:line draw:style-name="gr6" draw:text-style-name="P6" draw:layer="layout" svg:x1="5.8cm" svg:y1="2.855cm" svg:x2="6.4cm" svg:y2="2.855cm">
            <text:p/>
          </draw:line>
        </draw:g>
        <draw:g>
          <draw:line draw:style-name="gr6" draw:text-style-name="P6" draw:layer="layout" svg:x1="6.3cm" svg:y1="0.3cm" svg:x2="5.9cm" svg:y2="0.3cm">
            <text:p/>
          </draw:line>
        </draw:g>
        <draw:line draw:style-name="gr4" draw:text-style-name="P6" draw:layer="layout" svg:x1="6.1cm" svg:y1="0.845cm" svg:x2="6.1cm" svg:y2="0.3cm">
          <text:p/>
        </draw:line>
        <draw:line draw:style-name="gr4" draw:text-style-name="P6" draw:layer="layout" svg:x1="6.1cm" svg:y1="2.845cm" svg:x2="6.1cm" svg:y2="1.345cm">
          <text:p/>
        </draw:line>
        <draw:custom-shape draw:style-name="gr12" draw:text-style-name="P12" draw:layer="layout" svg:width="0.1cm" svg:height="0.1cm" svg:x="3.05cm" svg:y="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1cm" svg:height="0.1cm" svg:x="6.051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6" draw:layer="layout" svg:x1="6.4cm" svg:y1="4.7cm" svg:x2="5.8cm" svg:y2="4.7cm">
            <text:p/>
          </draw:line>
          <draw:line draw:style-name="gr6" draw:text-style-name="P6" draw:layer="layout" svg:x1="6.3cm" svg:y1="4.8cm" svg:x2="5.9cm" svg:y2="4.8cm">
            <text:p/>
          </draw:line>
          <draw:line draw:style-name="gr6" draw:text-style-name="P6" draw:layer="layout" svg:x1="6.2cm" svg:y1="4.9cm" svg:x2="6cm" svg:y2="4.9cm">
            <text:p/>
          </draw:line>
        </draw:g>
        <draw:line draw:style-name="gr4" draw:text-style-name="P6" draw:layer="layout" svg:x1="6.1cm" svg:y1="4.695cm" svg:x2="6.1cm" svg:y2="3.35cm">
          <text:p/>
        </draw:line>
        <draw:custom-shape draw:style-name="gr13" draw:text-style-name="P7" draw:layer="layout" svg:width="1cm" svg:height="1cm" svg:x="7.6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8.1cm" svg:y1="3.1cm" svg:x2="8.1cm" svg:y2="2.1cm">
          <text:p/>
        </draw:line>
        <draw:custom-shape draw:style-name="gr14" draw:text-style-name="P13" draw:layer="layout" svg:width="0.802cm" svg:height="0.802cm" svg:x="7.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8.1cm" svg:y1="3.3cm" svg:x2="8.1cm" svg:y2="3.9cm">
          <text:p/>
        </draw:line>
        <draw:frame draw:style-name="gr16" draw:text-style-name="P5" draw:layer="layout" svg:width="0.862cm" svg:height="0.912cm" svg:x="8.6cm" svg:y="3.1cm">
          <draw:text-box>
            <text:p text:style-name="P3"><text:span text:style-name="T3">I</text:span><text:span text:style-name="T4">adc</text:span></text:p>
          </draw:text-box>
        </draw:frame>
        <draw:custom-shape draw:style-name="gr12" draw:text-style-name="P12" draw:layer="layout" svg:width="0.1cm" svg:height="0.1cm" svg:x="8.052cm" svg:y="2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023cm" svg:height="0.912cm" svg:x="10.601cm" svg:y="1cm">
          <draw:text-box>
            <text:p text:style-name="P3"><text:span text:style-name="T3">R</text:span><text:span text:style-name="T4">adc</text:span></text:p>
          </draw:text-box>
        </draw:frame>
        <draw:custom-shape draw:style-name="gr18" draw:text-style-name="P6" draw:layer="layout" svg:width="1cm" svg:height="0.4cm" svg:x="10.6cm" svg:y="1.9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2.6cm" svg:y1="3.1cm" svg:x2="12.6cm" svg:y2="2.101cm">
          <text:p/>
        </draw:line>
        <draw:g>
          <draw:line draw:style-name="gr8" draw:text-style-name="P6" draw:layer="layout" svg:x1="12.9cm" svg:y1="3.101cm" svg:x2="12.3cm" svg:y2="3.101cm">
            <text:p/>
          </draw:line>
          <draw:line draw:style-name="gr8" draw:text-style-name="P6" draw:layer="layout" svg:x1="12.9cm" svg:y1="3.301cm" svg:x2="12.3cm" svg:y2="3.301cm">
            <text:p/>
          </draw:line>
        </draw:g>
        <draw:line draw:style-name="gr4" draw:text-style-name="P6" draw:layer="layout" svg:x1="12.6cm" svg:y1="4.501cm" svg:x2="12.6cm" svg:y2="3.301cm">
          <text:p/>
        </draw:line>
        <draw:g>
          <draw:line draw:style-name="gr6" draw:text-style-name="P6" draw:layer="layout" svg:x1="12.9cm" svg:y1="4.501cm" svg:x2="12.3cm" svg:y2="4.501cm">
            <text:p/>
          </draw:line>
          <draw:line draw:style-name="gr6" draw:text-style-name="P6" draw:layer="layout" svg:x1="12.8cm" svg:y1="4.601cm" svg:x2="12.4cm" svg:y2="4.601cm">
            <text:p/>
          </draw:line>
          <draw:line draw:style-name="gr6" draw:text-style-name="P6" draw:layer="layout" svg:x1="12.7cm" svg:y1="4.701cm" svg:x2="12.5cm" svg:y2="4.701cm">
            <text:p/>
          </draw:line>
        </draw:g>
        <draw:frame draw:style-name="gr19" draw:text-style-name="P5" draw:layer="layout" svg:width="0.883cm" svg:height="0.912cm" svg:x="11.29cm" svg:y="2.701cm">
          <draw:text-box>
            <text:p text:style-name="P3"><text:span text:style-name="T3">C</text:span><text:span text:style-name="T4">adc</text:span></text:p>
          </draw:text-box>
        </draw:frame>
        <draw:custom-shape draw:style-name="gr12" draw:text-style-name="P12" draw:layer="layout" svg:width="0.1cm" svg:height="0.1cm" svg:x="12.55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6" draw:layer="layout" svg:x1="14cm" svg:y1="2.1cm" svg:x2="11.6cm" svg:y2="2.1cm">
          <text:p/>
        </draw:line>
        <draw:g>
          <draw:line draw:style-name="gr6" draw:text-style-name="P6" draw:layer="layout" svg:x1="8.4cm" svg:y1="4.7cm" svg:x2="7.8cm" svg:y2="4.7cm">
            <text:p/>
          </draw:line>
          <draw:line draw:style-name="gr6" draw:text-style-name="P6" draw:layer="layout" svg:x1="8.3cm" svg:y1="4.8cm" svg:x2="7.9cm" svg:y2="4.8cm">
            <text:p/>
          </draw:line>
          <draw:line draw:style-name="gr6" draw:text-style-name="P6" draw:layer="layout" svg:x1="8.2cm" svg:y1="4.9cm" svg:x2="8cm" svg:y2="4.9cm">
            <text:p/>
          </draw:line>
        </draw:g>
        <draw:line draw:style-name="gr4" draw:text-style-name="P6" draw:layer="layout" svg:x1="8.1cm" svg:y1="4.7cm" svg:x2="8.1cm" svg:y2="4.1cm">
          <text:p/>
        </draw:line>
        <draw:line draw:style-name="gr15" draw:text-style-name="P6" draw:layer="layout" svg:x1="0.6cm" svg:y1="3.9cm" svg:x2="0.6cm" svg:y2="3.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2" draw:display-name="Groty strzałek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3-17T16:55:09.053845007</dc:date>
    <dc:creator>Łukasz Dróżdż</dc:creator>
    <meta:editing-duration>PT2H29M12S</meta:editing-duration>
    <meta:editing-cycles>25</meta:editing-cycles>
    <meta:generator>LibreOffice/7.4.5.1$Linux_X86_64 LibreOffice_project/40$Build-1</meta:generator>
    <meta:document-statistic meta:object-count="72"/>
  </office:meta>
</office:document-meta>
</file>